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coun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value</text:p>
          </table:table-cell>
          <table:table-cell office:value-type="string">
            <text:p>steps</text:p>
          </table:table-cell>
          <table:table-cell office:value-type="string">
            <text:p>code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65536">
            <text:p>-65536</text:p>
          </table:table-cell>
          <table:table-cell office:value-type="string">
            <text:p>red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$2]-(([.B$2]-[.B$12])*([.$E3]/10))" office:value-type="float" office:value="354">
            <text:p>354</text:p>
          </table:table-cell>
          <table:table-cell table:formula="of:=[.C$2]-([.C$12]*([.E3]/10))" office:value-type="float" office:value="242.2">
            <text:p>242.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-62171">
            <text:p>-6217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B$2]-(([.B$2]-[.B$12])*([.$E4]/10))" office:value-type="float" office:value="348">
            <text:p>348</text:p>
          </table:table-cell>
          <table:table-cell table:formula="of:=[.C$2]-([.C$12]*([.E4]/10))" office:value-type="float" office:value="229.4">
            <text:p>229.4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-58808">
            <text:p>-5880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formula="of:=[.B$2]-(([.B$2]-[.B$12])*([.$E5]/10))" office:value-type="float" office:value="342">
            <text:p>342</text:p>
          </table:table-cell>
          <table:table-cell table:formula="of:=[.C$2]-([.C$12]*([.E5]/10))" office:value-type="float" office:value="216.6">
            <text:p>216.6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-55448">
            <text:p>-5544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B$2]-(([.B$2]-[.B$12])*([.$E6]/10))" office:value-type="float" office:value="336">
            <text:p>336</text:p>
          </table:table-cell>
          <table:table-cell table:formula="of:=[.C$2]-([.C$12]*([.E6]/10))" office:value-type="float" office:value="203.8">
            <text:p>203.8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-52347">
            <text:p>-52347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formula="of:=[.B$2]-(([.B$2]-[.B$12])*([.$E7]/10))" office:value-type="float" office:value="330">
            <text:p>330</text:p>
          </table:table-cell>
          <table:table-cell table:formula="of:=[.C$2]-([.C$12]*([.E7]/10))"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-48992">
            <text:p>-4899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formula="of:=[.B$2]-(([.B$2]-[.B$12])*([.$E8]/10))" office:value-type="float" office:value="324">
            <text:p>324</text:p>
          </table:table-cell>
          <table:table-cell table:formula="of:=[.C$2]-([.C$12]*([.E8]/10))" office:value-type="float" office:value="178.2">
            <text:p>178.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-45640">
            <text:p>-4564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formula="of:=[.B$2]-(([.B$2]-[.B$12])*([.$E9]/10))" office:value-type="float" office:value="318">
            <text:p>318</text:p>
          </table:table-cell>
          <table:table-cell table:formula="of:=[.C$2]-([.C$12]*([.E9]/10))" office:value-type="float" office:value="165.4">
            <text:p>165.4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-42291">
            <text:p>-42291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B$2]-(([.B$2]-[.B$12])*([.$E10]/10))" office:value-type="float" office:value="312">
            <text:p>312</text:p>
          </table:table-cell>
          <table:table-cell table:formula="of:=[.C$2]-([.C$12]*([.E10]/10))" office:value-type="float" office:value="152.6">
            <text:p>152.6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-38943">
            <text:p>-3894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formula="of:=[.B$2]-(([.B$2]-[.B$12])*([.$E11]/10))" office:value-type="float" office:value="306">
            <text:p>306</text:p>
          </table:table-cell>
          <table:table-cell table:formula="of:=[.C$2]-([.C$12]*([.E11]/10))" office:value-type="float" office:value="139.8">
            <text:p>139.8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-35599">
            <text:p>-3559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-32769">
            <text:p>-32769</text:p>
          </table:table-cell>
          <table:table-cell office:value-type="string">
            <text:p>magenta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f:=[.B$22]-(([.B$22]-[.B$12])*([.$E13]/10))" office:value-type="float" office:value="294">
            <text:p>294</text:p>
          </table:table-cell>
          <table:table-cell table:formula="of:=[.C$22]-([.C$12]*([.E13]/10))" office:value-type="float" office:value="139.8">
            <text:p>139.8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-953089">
            <text:p>-953089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formula="of:=[.B$22]-(([.B$22]-[.B$12])*([.$E14]/10))" office:value-type="float" office:value="288">
            <text:p>288</text:p>
          </table:table-cell>
          <table:table-cell table:formula="of:=[.C$22]-([.C$12]*([.E14]/10))" office:value-type="float" office:value="152.6">
            <text:p>152.6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-2004993">
            <text:p>-200499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table:formula="of:=[.B$22]-(([.B$22]-[.B$12])*([.$E15]/10))" office:value-type="float" office:value="282">
            <text:p>282</text:p>
          </table:table-cell>
          <table:table-cell table:formula="of:=[.C$22]-([.C$12]*([.E15]/10))" office:value-type="float" office:value="165.4">
            <text:p>165.4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-3253505">
            <text:p>-3253505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table:formula="of:=[.B$22]-(([.B$22]-[.B$12])*([.$E16]/10))" office:value-type="float" office:value="276">
            <text:p>276</text:p>
          </table:table-cell>
          <table:table-cell table:formula="of:=[.C$22]-([.C$12]*([.E16]/10))" office:value-type="float" office:value="178.2">
            <text:p>178.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-4698625">
            <text:p>-4698625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formula="of:=[.B$22]-(([.B$22]-[.B$12])*([.$E17]/10))" office:value-type="float" office:value="270">
            <text:p>270</text:p>
          </table:table-cell>
          <table:table-cell table:formula="of:=[.C$22]-([.C$12]*([.E17]/10))"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-6274817">
            <text:p>-627481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B$22]-(([.B$22]-[.B$12])*([.$E18]/10))" office:value-type="float" office:value="264">
            <text:p>264</text:p>
          </table:table-cell>
          <table:table-cell table:formula="of:=[.C$22]-([.C$12]*([.E18]/10))" office:value-type="float" office:value="203.8">
            <text:p>203.8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-8047361">
            <text:p>-804736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formula="of:=[.B$22]-(([.B$22]-[.B$12])*([.$E19]/10))" office:value-type="float" office:value="258">
            <text:p>258</text:p>
          </table:table-cell>
          <table:table-cell table:formula="of:=[.C$22]-([.C$12]*([.E19]/10))" office:value-type="float" office:value="216.6">
            <text:p>216.6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-9951233">
            <text:p>-9951233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formula="of:=[.B$22]-(([.B$22]-[.B$12])*([.$E20]/10))" office:value-type="float" office:value="252">
            <text:p>252</text:p>
          </table:table-cell>
          <table:table-cell table:formula="of:=[.C$22]-([.C$12]*([.E20]/10))" office:value-type="float" office:value="229.4">
            <text:p>229.4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-12051713">
            <text:p>-1205171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table:formula="of:=[.B$22]-(([.B$22]-[.B$12])*([.$E21]/10))" office:value-type="float" office:value="246">
            <text:p>246</text:p>
          </table:table-cell>
          <table:table-cell table:formula="of:=[.C$22]-([.C$12]*([.E21]/10))" office:value-type="float" office:value="242.2">
            <text:p>242.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-14348801">
            <text:p>-14348801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table:formula="of:=255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-16776961">
            <text:p>-16776961</text:p>
          </table:table-cell>
          <table:table-cell office:value-type="string">
            <text:p>blu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Hinchliff</meta:initial-creator>
    <meta:creation-date>2013-01-25T16:50:27</meta:creation-date>
    <dc:date>2013-03-25T16:01:53</dc:date>
    <dc:creator>Cody Hinchliff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135" meta:object-count="0"/>
  </office:meta>
</office:document-meta>
</file>